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5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italic" style:font-style-asian="italic" style:font-style-complex="italic"/>
    </style:style>
    <style:style style:name="T8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9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3037.png" xlink:type="simple" xlink:show="embed" xlink:actuate="onLoad"/></draw:frame></text:p>
          </table:table-cell>
          <table:table-cell table:style-name="Table1.B1" office:value-type="string">
            <text:h text:style-name="P6" text:outline-level="1">Одновибратор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2">C</text:span><text:span text:style-name="T6">и</text:span> <text:span text:style-name="T2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2.3cm" draw:z-index="1"><draw:image xlink:href="../images/3037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Формирует импульс величиной<draw:frame draw:style-name="fr3" draw:name="Объект10" text:anchor-type="as-char" svg:width="0.995cm" svg:height="0.621cm" draw:z-index="2"><draw:object xlink:href="./Object 10" xlink:type="simple" xlink:show="embed" xlink:actuate="onLoad"/><draw:image xlink:href="./ObjectReplacements/Object 10" xlink:type="simple" xlink:show="embed" xlink:actuate="onLoad"/><svg:desc>формула</svg:desc></draw:frame>заданной длительности <text:span text:style-name="T3">T</text:span><text:span text:style-name="T2"> </text:span>при изменении входной величины до заданного порога <text:span text:style-name="T3">x₀</text:span><text:span text:style-name="T2">.</text:span></text:p>
            <text:p text:style-name="P4"><text:span text:style-name="T6">Предположим, что в какой-то момент времени </text:span><text:span text:style-name="T3">t₀</text:span><text:span text:style-name="T2"> </text:span><text:span text:style-name="T6">входная величина достигла порогового значения: </text:span><text:span text:style-name="T2">x(</text:span><text:span text:style-name="T3">t₀) ≥ x₀ , </text:span><text:span text:style-name="T7">и </text:span><text:span text:style-name="T3">x(t₀ – Δt) &lt; x₀ . </text:span>Т<text:span text:style-name="T6">огда в последующее время:</text:span></text:p>
            <text:p text:style-name="P5"><draw:frame draw:style-name="fr3" draw:name="Объект1" text:anchor-type="as-char" svg:width="13.892cm" svg:height="1.393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text:p text:style-name="P4"><text:span text:style-name="T9">где </text:span><text:span text:style-name="T4">y(t)</text:span><text:span text:style-name="T5"> </text:span><text:span text:style-name="T9">– выходной сигнал блока, </text:span><text:span text:style-name="T5">x(</text:span><text:span text:style-name="T4">t₀) </text:span><text:span text:style-name="T8">и </text:span><text:span text:style-name="T4">x(t₀ – Δt) </text:span><text:span text:style-name="T9">– входной сигнал в текущий момент времени и на предыдущем временном шаге интегрирования.</text:span></text:p>
            <text:p text:style-name="P4"><text:span text:style-name="T1">Свойства</text:span>:</text:p>
            <text:list xml:id="list7310540434923693919" text:style-name="L1">
              <text:list-item>
                <text:p text:style-name="P7">Длительность импульса –<text:span text:style-name="T2"> </text:span><text:span text:style-name="T6">параметр </text:span><text:span text:style-name="T3">T</text:span>.</text:p>
              </text:list-item>
              <text:list-item>
                <text:p text:style-name="P7">Порог срабатывания — параметр <text:span text:style-name="T3">x₀</text:span>.</text:p>
              </text:list-item>
              <text:list-item>
                <text:p text:style-name="P7">Значение <text:span text:style-name="T2">True – </text:span>величина импульса<draw:frame draw:style-name="fr3" draw:name="Объект11" text:anchor-type="as-char" svg:width="0.995cm" svg:height="0.621cm" draw:z-index="4"><draw:object xlink:href="./Object 11" xlink:type="simple" xlink:show="embed" xlink:actuate="onLoad"/><draw:image xlink:href="./ObjectReplacements/Object 11" xlink:type="simple" xlink:show="embed" xlink:actuate="onLoad"/><svg:desc>формула</svg:desc></draw:frame>.</text:p>
              </text:list-item>
              <text:list-item>
                <text:p text:style-name="P7">Значение <text:span text:style-name="T2">False – </text:span>величина<draw:frame draw:style-name="fr3" draw:name="Объект12" text:anchor-type="as-char" svg:width="1.139cm" svg:height="0.621cm" draw:z-index="5"><draw:object xlink:href="./Object 12" xlink:type="simple" xlink:show="embed" xlink:actuate="onLoad"/><draw:image xlink:href="./ObjectReplacements/Object 12" xlink:type="simple" xlink:show="embed" xlink:actuate="onLoad"/></draw:frame>.</text:p>
              </text:list-item>
              <text:list-item>
                <text:p text:style-name="P7">Тип выхода – тип выхода блока: <text:span text:style-name="T10">обычный</text:span> или инверсный. Если выход <text:span text:style-name="T10">инверсный</text:span>, то при достижении порогового значения на выходе формируется величина<draw:frame draw:style-name="fr3" draw:name="Объект13" text:anchor-type="as-char" svg:width="1.139cm" svg:height="0.621cm" draw:z-index="6"><draw:object xlink:href="./Object 13" xlink:type="simple" xlink:show="embed" xlink:actuate="onLoad"/><draw:image xlink:href="./ObjectReplacements/Object 13" xlink:type="simple" xlink:show="embed" xlink:actuate="onLoad"/><svg:desc>формула</svg:desc></draw:frame>(<text:span text:style-name="T6">а не</text:span><text:span text:style-name="T6"><draw:frame draw:style-name="fr3" draw:name="Объект14" text:anchor-type="as-char" svg:width="0.995cm" svg:height="0.621cm" draw:z-index="7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6">, как при типе </text:span><text:span text:style-name="T7">обычный</text:span><text:span text:style-name="T6">)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дновибратор</dc:title>
    <dc:date>2014-12-22T17:31:27.19</dc:date>
    <meta:generator>OpenOffice/4.1.1$Win32 OpenOffice.org_project/411m6$Build-9775</meta:generator>
    <meta:editing-duration>PT2H44M22S</meta:editing-duration>
    <meta:editing-cycles>122</meta:editing-cycles>
    <meta:document-statistic meta:table-count="1" meta:image-count="2" meta:object-count="6" meta:page-count="1" meta:paragraph-count="16" meta:word-count="143" meta:character-count="771"/>
  </office:meta>
</office:document-meta>
</file>

<file path=Object 10/content.xml><?xml version="1.0" encoding="utf-8"?>
<math xmlns="http://www.w3.org/1998/Math/MathML">
  <semantics>
    <mrow>
      <msub>
        <mi>y</mi>
        <mi mathvariant="italic">true</mi>
      </msub>
    </mrow>
    <annotation encoding="StarMath 5.0">y_true</annotation>
  </semantics>
</math>
</file>

<file path=Object 11/content.xml><?xml version="1.0" encoding="utf-8"?>
<math xmlns="http://www.w3.org/1998/Math/MathML">
  <semantics>
    <mrow>
      <msub>
        <mi>y</mi>
        <mi mathvariant="italic">true</mi>
      </msub>
    </mrow>
    <annotation encoding="StarMath 5.0">y_true</annotation>
  </semantics>
</math>
</file>

<file path=Object 12/content.xml><?xml version="1.0" encoding="utf-8"?>
<math xmlns="http://www.w3.org/1998/Math/MathML">
  <semantics>
    <mrow>
      <msub>
        <mi>y</mi>
        <mi mathvariant="italic">false</mi>
      </msub>
    </mrow>
    <annotation encoding="StarMath 5.0">y_false</annotation>
  </semantics>
</math>
</file>

<file path=Object 13/content.xml><?xml version="1.0" encoding="utf-8"?>
<math xmlns="http://www.w3.org/1998/Math/MathML">
  <semantics>
    <mrow>
      <msub>
        <mi>y</mi>
        <mi mathvariant="italic">false</mi>
      </msub>
    </mrow>
    <annotation encoding="StarMath 5.0">y_false</annotation>
  </semantics>
</math>
</file>

<file path=Object 14/content.xml><?xml version="1.0" encoding="utf-8"?>
<math xmlns="http://www.w3.org/1998/Math/MathML">
  <semantics>
    <mrow>
      <msub>
        <mi>y</mi>
        <mi mathvariant="italic">true</mi>
      </msub>
    </mrow>
    <annotation encoding="StarMath 5.0">y_true</annotation>
  </semantics>
</math>
</file>

<file path=Object 3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sub>
                      <mi>y</mi>
                      <mi mathvariant="italic">true</mi>
                    </msub>
                    <mi>,</mi>
                    <mi/>
                    <mi mathvariant="italic">при</mi>
                    <mi/>
                    <mrow>
                      <mrow>
                        <msub>
                          <mi>t</mi>
                          <mn>0</mn>
                        </msub>
                        <mo stretchy="false">≤</mo>
                        <mi>t</mi>
                      </mrow>
                      <mo stretchy="false">&lt;</mo>
                      <mrow>
                        <msub>
                          <mi>t</mi>
                          <mn>0</mn>
                        </msub>
                        <mo stretchy="false">+</mo>
                        <mi>T</mi>
                      </mrow>
                    </mrow>
                    <mi>;</mi>
                  </mrow>
                </mtd>
              </mtr>
              <mtr>
                <mtd>
                  <mrow>
                    <msub>
                      <mi>y</mi>
                      <mi mathvariant="italic">false</mi>
                    </msub>
                    <mi>,</mi>
                    <mi/>
                    <mi mathvariant="italic">при</mi>
                    <mrow>
                      <mi>t</mi>
                      <mo stretchy="false">≥</mo>
                      <mrow>
                        <msub>
                          <mi>t</mi>
                          <mn>0</mn>
                        </msub>
                        <mo stretchy="false">+</mo>
                        <mi>T</mi>
                      </mrow>
                    </mrow>
                    <mi/>
                    <mrow>
                      <mo stretchy="false">(</mo>
                      <mrow>
                        <mi mathvariant="italic">до</mi>
                        <mi mathvariant="italic">следующего</mi>
                        <mi mathvariant="italic">достижения</mi>
                        <mi mathvariant="italic">порога</mi>
                      </mrow>
                      <mo stretchy="false">)</mo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y_true, ~ при ~ t_0 &lt;= t &lt; t_0 + T; #
alignl y_false, ~ при t &gt;= t_0+T ~ (до следующего достижения порога);  }
right none
</annotation>
  </semantics>
</math>
</file>